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loext:opacity="100%" style:font-name="Comic Sans MS" fo:font-size="26pt" fo:font-weight="bold" officeooo:rsid="000994e2" officeooo:paragraph-rsid="006a7540" style:font-size-asian="26pt" style:font-weight-asian="bold" style:font-size-complex="26pt" style:font-weight-complex="bold"/>
    </style:style>
    <style:style style:name="P2" style:family="paragraph" style:parent-style-name="Footer">
      <style:text-properties fo:color="#0000ff" loext:opacity="100%" style:font-name="Comic Sans MS" officeooo:rsid="006a9f88" officeooo:paragraph-rsid="006a9f88"/>
    </style:style>
    <style:style style:name="P3" style:family="paragraph" style:parent-style-name="Standard">
      <style:text-properties style:font-name="Comic Sans MS" fo:font-weight="bold" officeooo:rsid="000994e2" officeooo:paragraph-rsid="0023a3b9" style:font-weight-asian="bold" style:font-weight-complex="bold"/>
    </style:style>
    <style:style style:name="P4" style:family="paragraph" style:parent-style-name="Standard">
      <style:text-properties style:font-name="Comic Sans MS" fo:font-weight="bold" officeooo:rsid="000994e2" officeooo:paragraph-rsid="0080d258" style:font-weight-asian="bold" style:font-weight-complex="bold"/>
    </style:style>
    <style:style style:name="P5" style:family="paragraph" style:parent-style-name="Standard">
      <style:text-properties style:font-name="Comic Sans MS" fo:font-weight="normal" officeooo:rsid="000c36af" officeooo:paragraph-rsid="000c36af" style:font-weight-asian="normal" style:font-weight-complex="normal"/>
    </style:style>
    <style:style style:name="P6" style:family="paragraph" style:parent-style-name="Standard">
      <style:text-properties style:font-name="Comic Sans MS" fo:font-weight="normal" officeooo:rsid="001030ac" officeooo:paragraph-rsid="00aef5aa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4ea6ea" officeooo:paragraph-rsid="00c00dc5" style:font-weight-asian="normal" style:font-weight-complex="normal"/>
    </style:style>
    <style:style style:name="P8" style:family="paragraph" style:parent-style-name="Standard">
      <style:text-properties style:font-name="Comic Sans MS" fo:font-weight="normal" officeooo:rsid="004ef979" officeooo:paragraph-rsid="00c00dc5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6793e5" officeooo:paragraph-rsid="00c00dc5" style:font-weight-asian="normal" style:font-weight-complex="normal"/>
    </style:style>
    <style:style style:name="P10" style:family="paragraph" style:parent-style-name="Standard">
      <style:text-properties style:font-name="Comic Sans MS" fo:font-weight="normal" officeooo:rsid="0067fbfa" officeooo:paragraph-rsid="00c00dc5" style:font-weight-asian="normal" style:font-weight-complex="normal"/>
    </style:style>
    <style:style style:name="P11" style:family="paragraph" style:parent-style-name="Standard">
      <style:text-properties style:font-name="Comic Sans MS" fo:font-weight="normal" officeooo:rsid="006b0357" officeooo:paragraph-rsid="00c00dc5" style:font-weight-asian="normal" style:font-weight-complex="normal"/>
    </style:style>
    <style:style style:name="P12" style:family="paragraph" style:parent-style-name="Standard">
      <style:text-properties style:font-name="Comic Sans MS" fo:font-weight="normal" officeooo:rsid="00800003" officeooo:paragraph-rsid="00800003" style:font-weight-asian="normal" style:font-weight-complex="normal"/>
    </style:style>
    <style:style style:name="P13" style:family="paragraph" style:parent-style-name="Standard">
      <style:text-properties style:font-name="Comic Sans MS" fo:font-weight="normal" officeooo:rsid="00800003" officeooo:paragraph-rsid="00be4334" style:font-weight-asian="normal" style:font-weight-complex="normal"/>
    </style:style>
    <style:style style:name="P14" style:family="paragraph" style:parent-style-name="Standard">
      <style:text-properties style:font-name="Comic Sans MS" fo:font-weight="normal" officeooo:rsid="00be4334" officeooo:paragraph-rsid="00be4334" style:font-weight-asian="normal" style:font-weight-complex="normal"/>
    </style:style>
    <style:style style:name="P15" style:family="paragraph" style:parent-style-name="Standard">
      <style:text-properties style:font-name="Comic Sans MS" fo:font-weight="normal" officeooo:rsid="0020567a" officeooo:paragraph-rsid="00c00dc5" style:font-weight-asian="normal" style:font-weight-complex="normal"/>
    </style:style>
    <style:style style:name="P16" style:family="paragraph" style:parent-style-name="Standard">
      <style:text-properties style:font-name="Comic Sans MS" fo:font-weight="normal" officeooo:rsid="001f3bef" officeooo:paragraph-rsid="00c8e76e" style:font-weight-asian="normal" style:font-weight-complex="normal"/>
    </style:style>
    <style:style style:name="P17" style:family="paragraph" style:parent-style-name="Standard">
      <style:text-properties style:font-name="Comic Sans MS" fo:font-size="16pt" fo:font-weight="bold" officeooo:rsid="006b0357" officeooo:paragraph-rsid="00c00dc5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Comic Sans MS" fo:font-size="16pt" fo:font-weight="bold" officeooo:rsid="00b2b2a0" officeooo:paragraph-rsid="00b2b2a0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Comic Sans MS" fo:font-size="16pt" fo:font-weight="bold" officeooo:rsid="00800003" officeooo:paragraph-rsid="00be4334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Comic Sans MS" fo:font-size="16pt" fo:font-weight="bold" officeooo:rsid="00be4334" officeooo:paragraph-rsid="00be4334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Comic Sans MS" fo:font-size="12pt" fo:font-weight="normal" officeooo:rsid="001f3bef" officeooo:paragraph-rsid="00be4334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omic Sans MS" fo:font-size="12pt" fo:font-weight="normal" officeooo:rsid="0080d258" officeooo:paragraph-rsid="0080d25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omic Sans MS" fo:font-size="12pt" fo:font-weight="normal" officeooo:rsid="0080d258" officeooo:paragraph-rsid="00896e0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omic Sans MS" fo:font-size="12pt" fo:font-weight="normal" officeooo:rsid="0080d258" officeooo:paragraph-rsid="008b432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omic Sans MS" fo:font-size="12pt" fo:font-weight="normal" officeooo:rsid="0080d258" officeooo:paragraph-rsid="0091d4d1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omic Sans MS" fo:font-size="12pt" fo:font-weight="normal" officeooo:rsid="0080d258" officeooo:paragraph-rsid="00a2f53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Comic Sans MS" fo:font-size="12pt" fo:font-weight="normal" officeooo:rsid="0080d258" officeooo:paragraph-rsid="00a854a1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Comic Sans MS" fo:font-size="12pt" fo:font-weight="normal" officeooo:rsid="0080d258" officeooo:paragraph-rsid="00c560da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omic Sans MS" fo:font-size="12pt" fo:font-weight="normal" officeooo:rsid="0012ac6e" officeooo:paragraph-rsid="0083b35c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Comic Sans MS" fo:font-size="12pt" fo:font-weight="normal" officeooo:rsid="0012ac6e" officeooo:paragraph-rsid="00a854a1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Comic Sans MS" fo:font-size="12pt" fo:font-weight="normal" officeooo:rsid="0012ac6e" officeooo:paragraph-rsid="00b22b1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Comic Sans MS" fo:font-size="12pt" fo:font-weight="normal" officeooo:rsid="0012ac6e" officeooo:paragraph-rsid="00b4830c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Comic Sans MS" fo:font-size="12pt" fo:font-weight="normal" officeooo:rsid="001014e7" officeooo:paragraph-rsid="00920c29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Comic Sans MS" fo:font-size="12pt" fo:font-weight="normal" officeooo:rsid="001014e7" officeooo:paragraph-rsid="009e765c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Comic Sans MS" fo:font-size="12pt" fo:font-weight="normal" officeooo:rsid="001014e7" officeooo:paragraph-rsid="00a0616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omic Sans MS" fo:font-size="12pt" fo:font-weight="normal" officeooo:rsid="001014e7" officeooo:paragraph-rsid="00a81c0a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Comic Sans MS" fo:font-size="12pt" fo:font-weight="normal" officeooo:rsid="001014e7" officeooo:paragraph-rsid="00aa1863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Comic Sans MS" fo:font-size="12pt" fo:font-weight="normal" officeooo:rsid="00a6a6ac" officeooo:paragraph-rsid="00a6a6ac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Comic Sans MS" fo:font-size="12pt" fo:font-weight="normal" officeooo:rsid="00ab009b" officeooo:paragraph-rsid="00ab009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Comic Sans MS" fo:font-size="12pt" fo:font-weight="normal" officeooo:rsid="00b1c8c1" officeooo:paragraph-rsid="00b1c8c1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Comic Sans MS" fo:font-size="12pt" fo:font-weight="normal" officeooo:rsid="00b1c8c1" officeooo:paragraph-rsid="00cdcecf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Comic Sans MS" fo:font-size="12pt" fo:font-weight="normal" officeooo:rsid="001a26b8" officeooo:paragraph-rsid="00b20c66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Comic Sans MS" fo:font-size="12pt" fo:font-weight="normal" officeooo:rsid="00b4830c" officeooo:paragraph-rsid="00b4830c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Comic Sans MS" fo:font-size="12pt" fo:font-weight="normal" officeooo:rsid="00b4830c" officeooo:paragraph-rsid="00b84a2a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Comic Sans MS" fo:font-size="12pt" fo:font-weight="normal" officeooo:rsid="008d52f6" officeooo:paragraph-rsid="008d52f6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Comic Sans MS" fo:font-size="12pt" fo:font-weight="normal" officeooo:rsid="00a2f533" officeooo:paragraph-rsid="00a1f594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Comic Sans MS" fo:font-size="12pt" fo:font-weight="normal" officeooo:rsid="00800003" officeooo:paragraph-rsid="00800003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Comic Sans MS" fo:font-size="12pt" fo:font-weight="normal" officeooo:rsid="00800003" officeooo:paragraph-rsid="00be4334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Comic Sans MS" fo:font-size="12pt" fo:font-weight="normal" officeooo:rsid="00be4334" officeooo:paragraph-rsid="00be4334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Comic Sans MS" fo:font-size="12pt" fo:font-weight="normal" officeooo:rsid="008229ca" officeooo:paragraph-rsid="00be4334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Comic Sans MS" fo:font-size="12pt" fo:font-weight="bold" officeooo:rsid="000994e2" officeooo:paragraph-rsid="0082298d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Comic Sans MS" fo:font-size="12pt" fo:font-weight="bold" officeooo:rsid="000994e2" officeooo:paragraph-rsid="008d52f6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Comic Sans MS" fo:font-size="12pt" fo:font-weight="bold" officeooo:rsid="000994e2" officeooo:paragraph-rsid="0091224d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Comic Sans MS" fo:font-size="12pt" fo:font-weight="bold" officeooo:rsid="000994e2" officeooo:paragraph-rsid="00916f4c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Comic Sans MS" fo:font-size="12pt" fo:font-weight="bold" officeooo:rsid="008d52f6" officeooo:paragraph-rsid="008d52f6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Comic Sans MS" fo:font-size="12pt" fo:font-weight="bold" officeooo:rsid="008e70a8" officeooo:paragraph-rsid="008e70a8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Comic Sans MS" fo:font-size="12pt" fo:language="en" fo:country="US" fo:font-weight="normal" officeooo:rsid="00b2b2a0" officeooo:paragraph-rsid="00b2b2a0" style:font-size-asian="12pt" style:font-weight-asian="normal" style:font-size-complex="12pt" style:font-weight-complex="normal"/>
    </style:style>
    <style:style style:name="P58" style:family="paragraph" style:parent-style-name="Standard">
      <style:text-properties officeooo:rsid="000c36af" officeooo:paragraph-rsid="00aef5aa"/>
    </style:style>
    <style:style style:name="P59" style:family="paragraph" style:parent-style-name="Standard">
      <style:text-properties officeooo:paragraph-rsid="0023a3b9"/>
    </style:style>
    <style:style style:name="P60" style:family="paragraph" style:parent-style-name="Standard">
      <style:text-properties officeooo:rsid="00b04bef" officeooo:paragraph-rsid="00b04bef"/>
    </style:style>
    <style:style style:name="P61" style:family="paragraph" style:parent-style-name="Standard">
      <style:text-properties fo:color="#000000" loext:opacity="100%" style:font-name="Comic Sans MS" fo:font-size="12pt" fo:language="en" fo:country="US" fo:font-weight="normal" officeooo:rsid="00be4334" officeooo:paragraph-rsid="00be4334" fo:background-color="#ffffff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Comic Sans MS" fo:font-weight="normal" officeooo:rsid="007af0ca" officeooo:paragraph-rsid="00c8e76e" fo:background-color="#ffffff" style:font-weight-asian="normal" style:font-weight-complex="normal"/>
    </style:style>
    <style:style style:name="T1" style:family="text">
      <style:text-properties fo:font-size="12pt" officeooo:rsid="00d5e1a2" style:font-size-asian="10.5pt" style:font-size-complex="12pt"/>
    </style:style>
    <style:style style:name="T2" style:family="text">
      <style:text-properties officeooo:rsid="0072966c"/>
    </style:style>
    <style:style style:name="T3" style:family="text">
      <style:text-properties officeooo:rsid="0085f9a2"/>
    </style:style>
    <style:style style:name="T4" style:family="text">
      <style:text-properties officeooo:rsid="0087cdf9"/>
    </style:style>
    <style:style style:name="T5" style:family="text">
      <style:text-properties officeooo:rsid="00d068d2"/>
    </style:style>
    <style:style style:name="T6" style:family="text">
      <style:text-properties style:font-name="Comic Sans MS" fo:font-weight="normal" style:font-weight-asian="normal" style:font-weight-complex="normal"/>
    </style:style>
    <style:style style:name="T7" style:family="text">
      <style:text-properties style:font-name="Comic Sans MS" fo:font-weight="normal" officeooo:rsid="000994e2" style:font-weight-asian="normal" style:font-weight-complex="normal"/>
    </style:style>
    <style:style style:name="T8" style:family="text">
      <style:text-properties style:font-name="Comic Sans MS" fo:font-weight="normal" officeooo:rsid="000c36af" style:font-weight-asian="normal" style:font-weight-complex="normal"/>
    </style:style>
    <style:style style:name="T9" style:family="text">
      <style:text-properties style:font-name="Comic Sans MS" fo:font-weight="normal" officeooo:rsid="001030ac" style:font-weight-asian="normal" style:font-weight-complex="normal"/>
    </style:style>
    <style:style style:name="T10" style:family="text">
      <style:text-properties style:font-name="Comic Sans MS" fo:font-weight="normal" officeooo:rsid="00425cda" style:font-weight-asian="normal" style:font-weight-complex="normal"/>
    </style:style>
    <style:style style:name="T11" style:family="text">
      <style:text-properties style:font-name="Comic Sans MS" fo:font-weight="normal" officeooo:rsid="004ea6ea" style:font-weight-asian="normal" style:font-weight-complex="normal"/>
    </style:style>
    <style:style style:name="T12" style:family="text">
      <style:text-properties style:font-name="Comic Sans MS" fo:font-weight="normal" officeooo:rsid="006a7540" style:font-weight-asian="normal" style:font-weight-complex="normal"/>
    </style:style>
    <style:style style:name="T13" style:family="text">
      <style:text-properties style:font-name="Comic Sans MS" fo:font-weight="normal" officeooo:rsid="0072f18c" style:font-weight-asian="normal" style:font-weight-complex="normal"/>
    </style:style>
    <style:style style:name="T14" style:family="text">
      <style:text-properties style:font-name="Comic Sans MS" fo:font-weight="normal" officeooo:rsid="00920c29" style:font-weight-asian="normal" style:font-weight-complex="normal"/>
    </style:style>
    <style:style style:name="T15" style:family="text">
      <style:text-properties style:font-name="Comic Sans MS" fo:font-weight="normal" officeooo:rsid="006a9f88" style:font-weight-asian="normal" style:font-weight-complex="normal"/>
    </style:style>
    <style:style style:name="T16" style:family="text">
      <style:text-properties style:font-name="Comic Sans MS" fo:font-weight="normal" officeooo:rsid="0077393f" style:font-weight-asian="normal" style:font-weight-complex="normal"/>
    </style:style>
    <style:style style:name="T17" style:family="text">
      <style:text-properties style:font-name="Comic Sans MS" fo:font-weight="normal" officeooo:rsid="00782ff1" style:font-weight-asian="normal" style:font-weight-complex="normal"/>
    </style:style>
    <style:style style:name="T18" style:family="text">
      <style:text-properties style:font-name="Comic Sans MS" fo:font-weight="normal" officeooo:rsid="0027e938" style:font-weight-asian="normal" style:font-weight-complex="normal"/>
    </style:style>
    <style:style style:name="T19" style:family="text">
      <style:text-properties style:font-name="Comic Sans MS" fo:font-weight="normal" officeooo:rsid="00794675" style:font-weight-asian="normal" style:font-weight-complex="normal"/>
    </style:style>
    <style:style style:name="T20" style:family="text">
      <style:text-properties style:font-name="Comic Sans MS" fo:font-weight="normal" officeooo:rsid="00aef5aa" style:font-weight-asian="normal" style:font-weight-complex="normal"/>
    </style:style>
    <style:style style:name="T21" style:family="text">
      <style:text-properties style:font-name="Comic Sans MS" fo:font-weight="normal" officeooo:rsid="00c1f210" style:font-weight-asian="normal" style:font-weight-complex="normal"/>
    </style:style>
    <style:style style:name="T22" style:family="text">
      <style:text-properties style:font-name="Comic Sans MS" fo:font-weight="normal" officeooo:rsid="00c2e714" style:font-weight-asian="normal" style:font-weight-complex="normal"/>
    </style:style>
    <style:style style:name="T23" style:family="text">
      <style:text-properties officeooo:rsid="001d5a11"/>
    </style:style>
    <style:style style:name="T24" style:family="text">
      <style:text-properties officeooo:rsid="001e79f0"/>
    </style:style>
    <style:style style:name="T25" style:family="text">
      <style:text-properties officeooo:rsid="0023a988"/>
    </style:style>
    <style:style style:name="T26" style:family="text">
      <style:text-properties officeooo:rsid="00262e69"/>
    </style:style>
    <style:style style:name="T27" style:family="text">
      <style:text-properties officeooo:rsid="0027cbfe"/>
    </style:style>
    <style:style style:name="T28" style:family="text">
      <style:text-properties officeooo:rsid="00299362"/>
    </style:style>
    <style:style style:name="T29" style:family="text">
      <style:text-properties officeooo:rsid="0029aa23"/>
    </style:style>
    <style:style style:name="T30" style:family="text">
      <style:text-properties officeooo:rsid="002a1676"/>
    </style:style>
    <style:style style:name="T31" style:family="text">
      <style:text-properties officeooo:rsid="002fd497"/>
    </style:style>
    <style:style style:name="T32" style:family="text">
      <style:text-properties officeooo:rsid="003116d9"/>
    </style:style>
    <style:style style:name="T33" style:family="text">
      <style:text-properties officeooo:rsid="00330fcd"/>
    </style:style>
    <style:style style:name="T34" style:family="text">
      <style:text-properties officeooo:rsid="0034a852"/>
    </style:style>
    <style:style style:name="T35" style:family="text">
      <style:text-properties officeooo:rsid="001357f7"/>
    </style:style>
    <style:style style:name="T36" style:family="text">
      <style:text-properties officeooo:rsid="00356252"/>
    </style:style>
    <style:style style:name="T37" style:family="text">
      <style:text-properties officeooo:rsid="0011c63f"/>
    </style:style>
    <style:style style:name="T38" style:family="text">
      <style:text-properties officeooo:rsid="003a6a1e"/>
    </style:style>
    <style:style style:name="T39" style:family="text">
      <style:text-properties officeooo:rsid="00414745"/>
    </style:style>
    <style:style style:name="T40" style:family="text">
      <style:text-properties officeooo:rsid="00438879"/>
    </style:style>
    <style:style style:name="T41" style:family="text">
      <style:text-properties fo:language="en" fo:country="US"/>
    </style:style>
    <style:style style:name="T42" style:family="text">
      <style:text-properties fo:language="en" fo:country="US" officeooo:rsid="00438879"/>
    </style:style>
    <style:style style:name="T43" style:family="text">
      <style:text-properties fo:language="en" fo:country="US" officeooo:rsid="00455319"/>
    </style:style>
    <style:style style:name="T44" style:family="text">
      <style:text-properties fo:language="en" fo:country="US" officeooo:rsid="00470055"/>
    </style:style>
    <style:style style:name="T45" style:family="text">
      <style:text-properties fo:language="en" fo:country="US" officeooo:rsid="0049a68c"/>
    </style:style>
    <style:style style:name="T46" style:family="text">
      <style:text-properties fo:language="en" fo:country="US" officeooo:rsid="000e196f"/>
    </style:style>
    <style:style style:name="T47" style:family="text">
      <style:text-properties fo:language="en" fo:country="US" officeooo:rsid="00559b46"/>
    </style:style>
    <style:style style:name="T48" style:family="text">
      <style:text-properties fo:language="en" fo:country="US" officeooo:rsid="00b20c66"/>
    </style:style>
    <style:style style:name="T49" style:family="text">
      <style:text-properties fo:language="en" fo:country="US" officeooo:rsid="00b22b17"/>
    </style:style>
    <style:style style:name="T50" style:family="text">
      <style:text-properties fo:language="en" fo:country="US" officeooo:rsid="00b2b2a0"/>
    </style:style>
    <style:style style:name="T51" style:family="text">
      <style:text-properties fo:language="en" fo:country="US" officeooo:rsid="00b4830c"/>
    </style:style>
    <style:style style:name="T52" style:family="text">
      <style:text-properties fo:language="en" fo:country="US" officeooo:rsid="00c00dc5"/>
    </style:style>
    <style:style style:name="T53" style:family="text">
      <style:text-properties fo:language="en" fo:country="US" officeooo:rsid="00c38395"/>
    </style:style>
    <style:style style:name="T54" style:family="text">
      <style:text-properties fo:language="en" fo:country="US" officeooo:rsid="00be4334"/>
    </style:style>
    <style:style style:name="T55" style:family="text">
      <style:text-properties officeooo:rsid="004ef979"/>
    </style:style>
    <style:style style:name="T56" style:family="text">
      <style:text-properties officeooo:rsid="0051fdf3"/>
    </style:style>
    <style:style style:name="T57" style:family="text">
      <style:text-properties officeooo:rsid="00654180"/>
    </style:style>
    <style:style style:name="T58" style:family="text">
      <style:text-properties officeooo:rsid="0067fbfa"/>
    </style:style>
    <style:style style:name="T59" style:family="text">
      <style:text-properties officeooo:rsid="00690ea0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6pt" officeooo:rsid="006a7540" style:font-size-asian="16pt" style:font-size-complex="16pt"/>
    </style:style>
    <style:style style:name="T62" style:family="text">
      <style:text-properties fo:font-size="16pt" officeooo:rsid="00800003" style:font-size-asian="16pt" style:font-size-complex="16pt"/>
    </style:style>
    <style:style style:name="T63" style:family="text">
      <style:text-properties fo:font-size="16pt" officeooo:rsid="0080d258" style:font-size-asian="16pt" style:font-size-complex="16pt"/>
    </style:style>
    <style:style style:name="T64" style:family="text">
      <style:text-properties fo:font-size="16pt" officeooo:rsid="0083b35c" style:font-size-asian="16pt" style:font-size-complex="16pt"/>
    </style:style>
    <style:style style:name="T65" style:family="text">
      <style:text-properties fo:font-size="16pt" officeooo:rsid="00896e06" style:font-size-asian="16pt" style:font-size-complex="16pt"/>
    </style:style>
    <style:style style:name="T66" style:family="text">
      <style:text-properties fo:font-size="16pt" officeooo:rsid="008d52f6" style:font-size-asian="16pt" style:font-size-complex="16pt"/>
    </style:style>
    <style:style style:name="T67" style:family="text">
      <style:text-properties fo:font-size="16pt" officeooo:rsid="0091224d" style:font-size-asian="16pt" style:font-size-complex="16pt"/>
    </style:style>
    <style:style style:name="T68" style:family="text">
      <style:text-properties fo:font-size="16pt" officeooo:rsid="00916f4c" style:font-size-asian="16pt" style:font-size-complex="16pt"/>
    </style:style>
    <style:style style:name="T69" style:family="text">
      <style:text-properties fo:font-size="16pt" officeooo:rsid="00a4ad7e" style:font-size-asian="16pt" style:font-size-complex="16pt"/>
    </style:style>
    <style:style style:name="T70" style:family="text">
      <style:text-properties officeooo:rsid="006d1c13"/>
    </style:style>
    <style:style style:name="T71" style:family="text">
      <style:text-properties fo:font-weight="bold" officeooo:rsid="006d1c13" style:font-weight-asian="bold" style:font-weight-complex="bold"/>
    </style:style>
    <style:style style:name="T72" style:family="text">
      <style:text-properties officeooo:rsid="00800003"/>
    </style:style>
    <style:style style:name="T73" style:family="text">
      <style:text-properties officeooo:rsid="00803033"/>
    </style:style>
    <style:style style:name="T74" style:family="text">
      <style:text-properties officeooo:rsid="0080d258"/>
    </style:style>
    <style:style style:name="T75" style:family="text">
      <style:text-properties officeooo:rsid="001dee57"/>
    </style:style>
    <style:style style:name="T76" style:family="text">
      <style:text-properties officeooo:rsid="0082298d"/>
    </style:style>
    <style:style style:name="T77" style:family="text">
      <style:text-properties officeooo:rsid="008229ca"/>
    </style:style>
    <style:style style:name="T78" style:family="text">
      <style:text-properties officeooo:rsid="0083b35c"/>
    </style:style>
    <style:style style:name="T79" style:family="text">
      <style:text-properties officeooo:rsid="0085358d"/>
    </style:style>
    <style:style style:name="T80" style:family="text">
      <style:text-properties officeooo:rsid="00896e06"/>
    </style:style>
    <style:style style:name="T81" style:family="text">
      <style:text-properties officeooo:rsid="008b432b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80d258" style:font-weight-asian="normal" style:font-weight-complex="normal"/>
    </style:style>
    <style:style style:name="T84" style:family="text">
      <style:text-properties fo:font-weight="normal" officeooo:rsid="0082298d" style:font-weight-asian="normal" style:font-weight-complex="normal"/>
    </style:style>
    <style:style style:name="T85" style:family="text">
      <style:text-properties fo:font-weight="normal" officeooo:rsid="008d52f6" style:font-weight-asian="normal" style:font-weight-complex="normal"/>
    </style:style>
    <style:style style:name="T86" style:family="text">
      <style:text-properties fo:font-weight="normal" officeooo:rsid="0091224d" style:font-weight-asian="normal" style:font-weight-complex="normal"/>
    </style:style>
    <style:style style:name="T87" style:family="text">
      <style:text-properties fo:font-weight="normal" officeooo:rsid="00a1a874" style:font-weight-asian="normal" style:font-weight-complex="normal"/>
    </style:style>
    <style:style style:name="T88" style:family="text">
      <style:text-properties fo:font-weight="normal" officeooo:rsid="00c1f210" style:font-weight-asian="normal" style:font-weight-complex="normal"/>
    </style:style>
    <style:style style:name="T89" style:family="text">
      <style:text-properties officeooo:rsid="0091224d"/>
    </style:style>
    <style:style style:name="T90" style:family="text">
      <style:text-properties officeooo:rsid="0091d4d1"/>
    </style:style>
    <style:style style:name="T91" style:family="text">
      <style:text-properties officeooo:rsid="000c36af"/>
    </style:style>
    <style:style style:name="T92" style:family="text">
      <style:text-properties officeooo:rsid="000cc571"/>
    </style:style>
    <style:style style:name="T93" style:family="text">
      <style:text-properties officeooo:rsid="00920c29"/>
    </style:style>
    <style:style style:name="T94" style:family="text">
      <style:text-properties officeooo:rsid="0092c257"/>
    </style:style>
    <style:style style:name="T95" style:family="text">
      <style:text-properties officeooo:rsid="00968fa9"/>
    </style:style>
    <style:style style:name="T96" style:family="text">
      <style:text-properties officeooo:rsid="009d6f32"/>
    </style:style>
    <style:style style:name="T97" style:family="text">
      <style:text-properties officeooo:rsid="009e765c"/>
    </style:style>
    <style:style style:name="T98" style:family="text">
      <style:text-properties officeooo:rsid="00a06162"/>
    </style:style>
    <style:style style:name="T99" style:family="text">
      <style:text-properties officeooo:rsid="00a2f533"/>
    </style:style>
    <style:style style:name="T100" style:family="text">
      <style:text-properties officeooo:rsid="00a6a6ac"/>
    </style:style>
    <style:style style:name="T101" style:family="text">
      <style:text-properties officeooo:rsid="00a81c0a"/>
    </style:style>
    <style:style style:name="T102" style:family="text">
      <style:text-properties officeooo:rsid="00a854a1"/>
    </style:style>
    <style:style style:name="T103" style:family="text">
      <style:text-properties officeooo:rsid="00aa0d45"/>
    </style:style>
    <style:style style:name="T104" style:family="text">
      <style:text-properties officeooo:rsid="00aa1863"/>
    </style:style>
    <style:style style:name="T105" style:family="text">
      <style:text-properties officeooo:rsid="00acffda"/>
    </style:style>
    <style:style style:name="T106" style:family="text">
      <style:text-properties officeooo:rsid="00b20c66"/>
    </style:style>
    <style:style style:name="T107" style:family="text">
      <style:text-properties officeooo:rsid="00b73d8b"/>
    </style:style>
    <style:style style:name="T108" style:family="text">
      <style:text-properties officeooo:rsid="00b8102e"/>
    </style:style>
    <style:style style:name="T109" style:family="text">
      <style:text-properties officeooo:rsid="00b84a2a"/>
    </style:style>
    <style:style style:name="T110" style:family="text">
      <style:text-properties officeooo:rsid="00bcfa63"/>
    </style:style>
    <style:style style:name="T111" style:family="text">
      <style:text-properties officeooo:rsid="00be4334"/>
    </style:style>
    <style:style style:name="T112" style:family="text">
      <style:text-properties officeooo:rsid="0020d0ce"/>
    </style:style>
    <style:style style:name="T113" style:family="text">
      <style:text-properties officeooo:rsid="00c00dc5"/>
    </style:style>
    <style:style style:name="T114" style:family="text">
      <style:text-properties officeooo:rsid="00c1f210"/>
    </style:style>
    <style:style style:name="T115" style:family="text">
      <style:text-properties officeooo:rsid="00c2e714"/>
    </style:style>
    <style:style style:name="T116" style:family="text">
      <style:text-properties officeooo:rsid="00c38395"/>
    </style:style>
    <style:style style:name="T117" style:family="text">
      <style:text-properties officeooo:rsid="00c4cc80"/>
    </style:style>
    <style:style style:name="T118" style:family="text">
      <style:text-properties officeooo:rsid="00c666e5"/>
    </style:style>
    <style:style style:name="T119" style:family="text">
      <style:text-properties officeooo:rsid="00c8e76e"/>
    </style:style>
    <style:style style:name="T120" style:family="text">
      <style:text-properties officeooo:rsid="00cdcecf"/>
    </style:style>
    <style:style style:name="T121" style:family="text">
      <style:text-properties officeooo:rsid="00cfa661"/>
    </style:style>
    <style:style style:name="T122" style:family="text">
      <style:text-properties officeooo:rsid="00d1e2d3"/>
    </style:style>
    <style:style style:name="T123" style:family="text">
      <style:text-properties officeooo:rsid="00d22a9a"/>
    </style:style>
    <style:style style:name="T124" style:family="text">
      <style:text-properties officeooo:rsid="00d4c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5">MAPOD 4D - </text:span><text:span text:style-name="T61">M</text:span><text:span text:style-name="T60">ultiverso di metaversi</text:span></text:p>
      <text:p text:style-name="P59"><text:span text:style-name="T12">MAPOD 4D è </text:span><text:span text:style-name="T13">un</text:span><text:span text:style-name="T7"> multiverso di metaversi. Con il termine multiverso, preso a prestito dalla fisica, ci si riferisce al concetto di multipli universi già anticipato da </text:span><text:span text:style-name="T8">Step</text:span><text:span text:style-name="T21">h</text:span><text:span text:style-name="T8">en Hawking e Thomas Hertog nell’articolo “A smooth exit from eternal inflation?”.</text:span></text:p>
      <text:p text:style-name="P5">Il termine <text:span text:style-name="T39">metaverso</text:span> è invece un concetto simile a “Metaverse” descritto <text:span text:style-name="T27">d</text:span>a Neal Stephenson nel suo libro del 1992 “Snow Crash”.</text:p>
      <text:p text:style-name="P12">MAPOD 4D è un ambiente virtuale visitabile, simulato attraverso software, che riproduce mondi 3D e 2D tecnicamente detti “planet”.</text:p>
      <text:p text:style-name="P47"/>
      <text:p text:style-name="P4"><text:span text:style-name="T62">M</text:span><text:span text:style-name="T63">ultiverso</text:span></text:p>
      <text:p text:style-name="P24">Il multiverso è un ambiente virtuale, tecnicamente detto “multiverse”, che contiene dei metaversi visitabili <text:span text:style-name="T110">ed alcuni elementi speciali detti tecnicamente “mind” con cui è possibile interagire</text:span>. <text:span text:style-name="T75">Il nostro multiverso può contenere un numero di metaversi limitato solo dalla capacità di rappresentarlo dei </text:span><text:span text:style-name="T27">d</text:span><text:span text:style-name="T75">ispositivi fisici elettronici.</text:span></text:p>
      <text:p text:style-name="P24">Esso è percepibile come l’interno di una sfera il cui colore è una tinta unita che emette luce diffusa in cui è presente una piattaforma semitrasparente su cui poggiano delle sfere che rappresentano i metaversi visitabili.</text:p>
      <text:p text:style-name="P34"><text:span text:style-name="T74">La sfera che</text:span><text:span text:style-name="T37"> delimita </text:span><text:span text:style-name="T74">il “m</text:span><text:span text:style-name="T97">ulti</text:span><text:span text:style-name="T79">verse</text:span><text:span text:style-name="T74">”</text:span><text:span text:style-name="T37"> </text:span><text:span text:style-name="T74">è</text:span><text:span text:style-name="T37"> un </text:span><text:span text:style-name="T36">involucro di</text:span><text:span text:style-name="T37"> raggio </text:span><text:span text:style-name="T36">interno </text:span><text:span text:style-name="T37">infinito, </text:span><text:span text:style-name="T38">detto </text:span><text:span text:style-name="T74">tecnicamente </text:span><text:span text:style-name="T38">“</text:span><text:span text:style-name="T97">big</text:span><text:span text:style-name="T79">s</text:span><text:span text:style-name="T38">phere” </text:span><text:span text:style-name="T93">con </text:span><text:span text:style-name="T97">tre</text:span><text:span text:style-name="T93"> dimensioni interne. </text:span><text:span text:style-name="T94">Esse</text:span><text:span text:style-name="T90"> </text:span><text:span text:style-name="T91">sono </text:span><text:span text:style-name="T92">le tre spaziali cartesiane con gli assi X e Z a definire il piano orientato come orizzontale e l’asse </text:span><text:span text:style-name="T37">Y inteso come quello verticale </text:span><text:span text:style-name="T93">detto altitudine</text:span><text:span text:style-name="T92">.</text:span></text:p>
      <text:p text:style-name="P35"><text:span text:style-name="T93">Il <text:s/>“</text:span><text:span text:style-name="T98">multi</text:span><text:span text:style-name="T93">verse”</text:span><text:span text:style-name="T37"> </text:span><text:span text:style-name="T93">è</text:span><text:span text:style-name="T37"> interessato da una </text:span><text:span text:style-name="T95">forza di</text:span><text:span text:style-name="T37"> gravit</text:span><text:span text:style-name="T28">à</text:span><text:span text:style-name="T37"> che fa precipit</text:span><text:span text:style-name="T28">a</text:span><text:span text:style-name="T37">re nella direzione di meno infinito sull’asse delle Y.</text:span></text:p>
      <text:p text:style-name="P28">L’ambiente visitabile, interno <text:span text:style-name="T114">de</text:span>ll’involucro della “bigsphere”, <text:span text:style-name="T76">è tecnicamente detto “bigscene”. </text:span><text:span text:style-name="T3">Il “m</text:span><text:span text:style-name="T80">ulti</text:span><text:span text:style-name="T3">verse” è l’insieme dell’involucro “</text:span>bigsphere<text:span text:style-name="T3">” e di ciò che è rappresentato all’interno detto “</text:span><text:span text:style-name="T76">bigscene</text:span><text:span text:style-name="T3">”.</text:span></text:p>
      <text:p text:style-name="P22"/>
      <text:p text:style-name="P51"><text:span text:style-name="T62">M</text:span><text:span text:style-name="T64">e</text:span><text:span text:style-name="T63">t</text:span><text:span text:style-name="T64">a</text:span><text:span text:style-name="T63">verso</text:span></text:p>
      <text:p text:style-name="P24">Il m<text:span text:style-name="T76">etaverso</text:span> è un <text:span text:style-name="T77">universo</text:span> virtuale, tecnicamente detto “m<text:span text:style-name="T77">eta</text:span>verse”, che contiene <text:span text:style-name="T77">dei mondi visitabili. </text:span><text:span text:style-name="T75">Il nostro m</text:span><text:span text:style-name="T81">e</text:span><text:span text:style-name="T75">t</text:span><text:span text:style-name="T81">a</text:span><text:span text:style-name="T75">verso può contenere un numero di </text:span><text:span text:style-name="T81">mondi </text:span><text:span text:style-name="T75">limitato solo dalla capacità di rappresentarlo dei </text:span><text:span text:style-name="T27">d</text:span><text:span text:style-name="T75">ispositivi fisici elettronici.</text:span></text:p>
      <text:p text:style-name="P24">Esso è percepibile come l’interno di una sfera <text:span text:style-name="T78">la cui superficie (interna) ci mostra</text:span> <text:span text:style-name="T78">un’</text:span><text:span text:style-name="T102">immagine</text:span><text:span text:style-name="T78"> che </text:span>emette luce. <text:span text:style-name="T78">All’interno della sfera </text:span>è presente una piattaforma semitrasparente su cui poggiano delle sfere <text:span text:style-name="T78">o dei parallelepipedi </text:span>che rappresentano i <text:span text:style-name="T78">mondi</text:span> visitabili.</text:p>
      <text:p text:style-name="P29"><text:span text:style-name="T56">L’</text:span><text:span text:style-name="T78">immagine sulla superficie interna, generalmente, </text:span><text:span text:style-name="T35">ci mostra un </text:span><text:span text:style-name="T78">universo ch</text:span><text:span text:style-name="T120">e</text:span><text:span text:style-name="T78"> nella</text:span><text:span text:style-name="T35"> parte superiore </text:span><text:span text:style-name="T78">appare </text:span><text:span text:style-name="T35">in forma di cielo e inferi</text:span><text:span text:style-name="T28">o</text:span><text:span text:style-name="T35">re in forma di terreno del tutto </text:span><text:soft-page-break/><text:span text:style-name="T35">simili a quelli della realtà fisica del pian</text:span><text:span text:style-name="T28">e</text:span><text:span text:style-name="T35">ta </text:span><text:span text:style-name="T30">T</text:span><text:span text:style-name="T29">erra.</text:span></text:p>
      <text:p text:style-name="P33"><text:span text:style-name="T74">La sfera che</text:span><text:span text:style-name="T37"> delimita </text:span><text:span text:style-name="T74">il “m</text:span><text:span text:style-name="T79">etaverse</text:span><text:span text:style-name="T74">”</text:span><text:span text:style-name="T37"> </text:span><text:span text:style-name="T74">è</text:span><text:span text:style-name="T37"> un </text:span><text:span text:style-name="T36">involucro di</text:span><text:span text:style-name="T37"> raggio </text:span><text:span text:style-name="T36">interno </text:span><text:span text:style-name="T37">infinito, </text:span><text:span text:style-name="T38">detto </text:span><text:span text:style-name="T74">tecnicamente </text:span><text:span text:style-name="T38">“</text:span><text:span text:style-name="T79">metas</text:span><text:span text:style-name="T38">phere” </text:span><text:span text:style-name="T93">con quattro dimensioni interne. </text:span><text:span text:style-name="T94">Esse</text:span><text:span text:style-name="T90"> </text:span><text:span text:style-name="T91">sono </text:span><text:span text:style-name="T92">le tre spaziali cartesiane con gli assi X e Z a definire il piano orientato come orizzontale e l’asse </text:span><text:span text:style-name="T37">Y inteso come quello verticale </text:span><text:span text:style-name="T93">detto altitudine, </text:span><text:span text:style-name="T94">l</text:span><text:span text:style-name="T93">a quarta dimensione interna è</text:span><text:span text:style-name="T37"> dett</text:span><text:span text:style-name="T96">a</text:span><text:span text:style-name="T92"> T </text:span><text:span text:style-name="T37">o </text:span><text:span text:style-name="T96">tecnicamente </text:span><text:span text:style-name="T37">“time” </text:span><text:span text:style-name="T94">e</text:span><text:span text:style-name="T92"> <text:s/>rappresenta una serie di eventi correlati e in una sequenza definita.</text:span></text:p>
      <text:p text:style-name="P33"><text:span text:style-name="T93">Il <text:s/>“metaverse”</text:span><text:span text:style-name="T37"> </text:span><text:span text:style-name="T93">è</text:span><text:span text:style-name="T37"> interessato da una </text:span><text:span text:style-name="T95">forza di</text:span><text:span text:style-name="T37"> gravit</text:span><text:span text:style-name="T28">à</text:span><text:span text:style-name="T37"> che fa precipit</text:span><text:span text:style-name="T28">a</text:span><text:span text:style-name="T37">re nella direzione di meno infinito sull’asse delle Y.</text:span></text:p>
      <text:p text:style-name="P23">L’ambiente visitabile, interno all’involucro della “<text:span text:style-name="T3">meta</text:span>sphere”, <text:span text:style-name="T76">è tecnicamente detto “</text:span><text:span text:style-name="T3">metas</text:span><text:span text:style-name="T76">cene”. </text:span><text:span text:style-name="T3">Il “metaverse” è l’insieme dell’involucro “</text:span><text:span text:style-name="T81">meta</text:span>sphere<text:span text:style-name="T3">” e di ciò che è rappresentato all’interno detto “</text:span><text:span text:style-name="T81">meta</text:span><text:span text:style-name="T3">scene”.</text:span></text:p>
      <text:p text:style-name="P40">Per passare da un “metaverse” ad un altro è sempre necessario tornare nel “multiverse”.</text:p>
      <text:p text:style-name="P58"><text:span text:style-name="T6">Il “metavers</text:span><text:span text:style-name="T14">e”</text:span><text:span text:style-name="T6"> </text:span><text:span text:style-name="T15">di </text:span><text:span text:style-name="T6">MAPOD 4D </text:span><text:span text:style-name="T16">è </text:span><text:span text:style-name="T17">un</text:span><text:span text:style-name="T16"> universo</text:span><text:span text:style-name="T6"> aperto in quat</text:span><text:span text:style-name="T18">t</text:span><text:span text:style-name="T6">ro dimensioni collegato direttamente alla realtà del mondo antropologico, archeologico, storico </text:span><text:span text:style-name="T19">e culturale</text:span><text:span text:style-name="T6">.</text:span></text:p>
      <text:p text:style-name="P6"/>
      <text:p text:style-name="P25"/>
      <text:p text:style-name="P52"><text:span text:style-name="T69">M</text:span><text:span text:style-name="T66">ondi</text:span></text:p>
      <text:p text:style-name="P52"><text:span text:style-name="T83">I</text:span><text:span text:style-name="T85"> mondi visitabili ospitati da un </text:span><text:span text:style-name="T83">“m</text:span><text:span text:style-name="T84">etaver</text:span><text:span text:style-name="T85">se”</text:span><text:span text:style-name="T83"> </text:span><text:span text:style-name="T85">sono tecnicamente detti “planet”.</text:span></text:p>
      <text:p text:style-name="P45">Ogni “planet” può avere un involucro sferico tecnicamente detto “sphere” oppure un involucro in forma di superficie piana tecnicamente detto “plain”.</text:p>
      <text:p text:style-name="P55"><text:span text:style-name="T82">Il “plain” per question</text:span><text:span text:style-name="T88">i</text:span><text:span text:style-name="T82"> pratiche </text:span><text:span text:style-name="T88">è</text:span><text:span text:style-name="T82"> in realtà </text:span><text:span text:style-name="T87">rappresentato come </text:span><text:span text:style-name="T82">un parallelepipedo la cui altezza ha una dimensione molto piccola rispetto alle altre due dimesioni.</text:span></text:p>
      <text:p text:style-name="P56"><text:span text:style-name="T82">I “planet” con involucro “sphere” rappresentano mondi visitabili in 3D mentre quelli con involucro “plain” </text:span><text:span text:style-name="T86">mondi visitabili in 2D.</text:span></text:p>
      <text:p text:style-name="P26"><text:span text:style-name="T3">Il “</text:span><text:span text:style-name="T99">planet</text:span><text:span text:style-name="T3">” è l’insieme dell’involucro “</text:span>sphere<text:span text:style-name="T3">” </text:span><text:span text:style-name="T99">o “plain”</text:span><text:span text:style-name="T3"> e di ciò che è rappresentato all’interno detto “scene”.</text:span></text:p>
      <text:p text:style-name="P58"><text:span text:style-name="T20">Nel “metaverse” o</text:span><text:span text:style-name="T9">gni “</text:span><text:span text:style-name="T20">planet</text:span><text:span text:style-name="T9">” è collegat</text:span><text:span text:style-name="T20">o</text:span><text:span text:style-name="T9"> all’altr</text:span><text:span text:style-name="T20">o</text:span><text:span text:style-name="T9"> sull’asse temporale T </text:span><text:span text:style-name="T10">in una precisa sequenza</text:span><text:span text:style-name="T9">. </text:span><text:span text:style-name="T20">Il</text:span><text:span text:style-name="T10"> “</text:span><text:span text:style-name="T20">planet</text:span><text:span text:style-name="T10">” che origina l’asse dei tempi è dett</text:span><text:span text:style-name="T22">o</text:span><text:span text:style-name="T10"> “starting </text:span><text:span text:style-name="T20">planet</text:span><text:span text:style-name="T10">”, </text:span><text:span text:style-name="T11">ess</text:span><text:span text:style-name="T22">o</text:span><text:span text:style-name="T11"> ha come precedente sull’asse T l’ultim</text:span><text:span text:style-name="T20">o</text:span><text:span text:style-name="T11"> “</text:span><text:span text:style-name="T20">planet</text:span><text:span text:style-name="T11">” della sequenza </text:span><text:span text:style-name="T20">temporale</text:span><text:span text:style-name="T10">.</text:span></text:p>
      <text:p text:style-name="P60"><text:span text:style-name="T10">D</text:span><text:span text:style-name="T6">a ogni “planet” è sempre possibile tornare al “metaverse” e dal “metaverse” è sempre possibile visitare un qualunque “planet” in esso contenuto.</text:span></text:p>
      <text:p text:style-name="P39">Tutti i “planet” possono contenere degli elementi tecnicamente detti “object” con cui <text:span text:style-name="T105">è</text:span> possibile interagire con diverse modalità.</text:p>
      <text:p text:style-name="P41">Per teletrasportarsi <text:span text:style-name="T54">(trasporto istantaneo della materia attraverso lo spazio da un luogo all'altro</text:span><text:span text:style-name="T52">) </text:span>da un “planet” ad un altro è possibile interagire con uno specifico “object” tecnicamente detto “portal”.</text:p>
      <text:p text:style-name="P42"><text:soft-page-break/><text:span text:style-name="T48">I “planet”</text:span><text:span text:style-name="T41"> </text:span>sono correlati con la nostra realtà<text:span text:style-name="T41"> </text:span><text:span text:style-name="T45">e</text:span><text:span text:style-name="T41"> </text:span><text:span text:style-name="T48">contengono</text:span> rappresentazioni digitali di oggetti fisici, pensieri o ipotesi fornite direttamente da antropologi, archeologi e storici. <text:span text:style-name="T120">L</text:span><text:span text:style-name="T23">’interazione </text:span><text:span text:style-name="T106">con gli “object”, tra le altre cose, </text:span><text:span text:style-name="T23">permette di consultare dati scientifici e studi presenti nella nostra realtà (database, relazioni, foto, schizzi e altro).</text:span></text:p>
      <text:p text:style-name="P46"/>
      <text:p text:style-name="P53"><text:span text:style-name="T67">M</text:span><text:span text:style-name="T66">ondi </text:span><text:span text:style-name="T67">3D</text:span></text:p>
      <text:p text:style-name="P38">Il “planet” con involucro “sphere” è un mondo visitabile 3D.</text:p>
      <text:p text:style-name="P36"><text:span text:style-name="T74">La </text:span><text:span text:style-name="T100">“sphere”</text:span><text:span text:style-name="T74"> che</text:span><text:span text:style-name="T37"> delimita </text:span><text:span text:style-name="T74">il “</text:span><text:span text:style-name="T101">planet</text:span><text:span text:style-name="T74">”</text:span><text:span text:style-name="T37"> </text:span><text:span text:style-name="T74">è</text:span><text:span text:style-name="T37"> un </text:span><text:span text:style-name="T36">involucro </text:span><text:span text:style-name="T101">sferico </text:span><text:span text:style-name="T36">di</text:span><text:span text:style-name="T37"> raggio </text:span><text:span text:style-name="T36">interno </text:span><text:span text:style-name="T37">infinito </text:span><text:span text:style-name="T93">con </text:span><text:span text:style-name="T101">tre</text:span><text:span text:style-name="T93"> dimensioni interne. </text:span><text:span text:style-name="T94">Esse</text:span><text:span text:style-name="T90"> </text:span><text:span text:style-name="T91">sono </text:span><text:span text:style-name="T92">le tre spaziali cartesiane con gli assi X e Z a definire il piano orientato come orizzontale e l’asse </text:span><text:span text:style-name="T37">Y inteso come quello verticale </text:span><text:span text:style-name="T93">detto altitudine</text:span><text:span text:style-name="T92">.</text:span></text:p>
      <text:p text:style-name="P36"><text:span text:style-name="T93">Il <text:s/>“</text:span><text:span text:style-name="T101">planet</text:span><text:span text:style-name="T93">”</text:span><text:span text:style-name="T37"> </text:span><text:span text:style-name="T93">è</text:span><text:span text:style-name="T37"> interessato da una </text:span><text:span text:style-name="T95">forza di</text:span><text:span text:style-name="T37"> gravit</text:span><text:span text:style-name="T28">à</text:span><text:span text:style-name="T37"> che fa precipit</text:span><text:span text:style-name="T28">a</text:span><text:span text:style-name="T37">re nella direzione di meno infinito sull’asse delle Y.</text:span></text:p>
      <text:p text:style-name="P27"><text:span text:style-name="T102">Il “planet” con involucro “sphere” </text:span>è percepibile come l’interno di una sfera <text:span text:style-name="T78">la cui superficie (interna) ci mostra</text:span> <text:span text:style-name="T78">un </text:span><text:span text:style-name="T102">immagine</text:span><text:span text:style-name="T78"> che </text:span>emette luce.</text:p>
      <text:p text:style-name="P30"><text:span text:style-name="T56">L’</text:span><text:span text:style-name="T78">immagine sulla superficie interna, generalmente, </text:span><text:span text:style-name="T35">ci mostra un </text:span><text:span text:style-name="T102">mondo</text:span><text:span text:style-name="T78"> ch</text:span><text:span text:style-name="T120">e</text:span><text:span text:style-name="T78"> nella</text:span><text:span text:style-name="T35"> parte superiore </text:span><text:span text:style-name="T78">appare </text:span><text:span text:style-name="T35">in forma di cielo e inferi</text:span><text:span text:style-name="T28">o</text:span><text:span text:style-name="T35">re in forma di terreno del tutto simili a quelli della realtà fisica del pian</text:span><text:span text:style-name="T28">e</text:span><text:span text:style-name="T35">ta </text:span><text:span text:style-name="T30">T</text:span><text:span text:style-name="T29">erra.</text:span></text:p>
      <text:p text:style-name="P43">Il “planet” 3D all’interno ha sempre un elemento tecnicamente detto “terrain” che contrasta la forza di gravità: <text:span text:style-name="T107">si tratta di un parallelepipedo di dimensioni arbitrarie, solido e rigido, </text:span><text:span text:style-name="T108">parallelo</text:span><text:span text:style-name="T107"> </text:span><text:span text:style-name="T108">a</text:span><text:span text:style-name="T107">l pi</text:span><text:span text:style-name="T108">a</text:span><text:span text:style-name="T107">no XZ</text:span>.</text:p>
      <text:p text:style-name="P36"/>
      <text:p text:style-name="P54"><text:span text:style-name="T67">M</text:span><text:span text:style-name="T66">ondi </text:span><text:span text:style-name="T68">2</text:span><text:span text:style-name="T67">D</text:span></text:p>
      <text:p text:style-name="P38"><text:span text:style-name="T86">Il “planet” con involucro “</text:span>plain<text:span text:style-name="T86">” è un mondo visitabile </text:span>2<text:span text:style-name="T86">D.</text:span></text:p>
      <text:p text:style-name="P37"><text:span text:style-name="T103">Il</text:span><text:span text:style-name="T74"> </text:span><text:span text:style-name="T100">“</text:span><text:span text:style-name="T103">plain</text:span><text:span text:style-name="T100">”</text:span><text:span text:style-name="T74"> che</text:span><text:span text:style-name="T37"> delimita </text:span><text:span text:style-name="T74">il “</text:span><text:span text:style-name="T101">planet</text:span><text:span text:style-name="T74">”</text:span><text:span text:style-name="T37"> </text:span><text:span text:style-name="T74">è</text:span><text:span text:style-name="T37"> un </text:span><text:span text:style-name="T36">involucro </text:span><text:span text:style-name="T104">piano</text:span><text:span text:style-name="T101"> </text:span><text:span text:style-name="T93">con </text:span><text:span text:style-name="T104">du</text:span><text:span text:style-name="T101">e</text:span><text:span text:style-name="T93"> dimensioni interne </text:span><text:span text:style-name="T109">infinite. </text:span><text:span text:style-name="T104">Esse sono le</text:span><text:span text:style-name="T92"> </text:span><text:span text:style-name="T104">du</text:span><text:span text:style-name="T92">e cartesiane con gli assi X e Z a definire il piano orientato come orizzontale. </text:span><text:span text:style-name="T104">Nella pratica esiste una terza dimensione, l’altitudine, ma non </text:span><text:span text:style-name="T121">è </text:span><text:span text:style-name="T104">percorribile o percepibile. </text:span></text:p>
      <text:p text:style-name="P31"><text:span text:style-name="T47">L’involucro</text:span><text:span text:style-name="T43"> “</text:span><text:span text:style-name="T49">plain</text:span><text:span text:style-name="T43">” </text:span><text:span text:style-name="T40">simula </text:span><text:span text:style-name="T43">l’universo</text:span><text:span text:style-name="T42"> descritto dal romanzo “Fla</text:span><text:span text:style-name="T40">tland:</text:span><text:span text:style-name="T42"> A Romance of Many Dimensions”</text:span><text:span text:style-name="T34">. </text:span><text:span text:style-name="T44">Il “</text:span><text:span text:style-name="T49">plain</text:span><text:span text:style-name="T44">” ha una superficie inerte che non emette luce</text:span><text:span text:style-name="T36">.</text:span></text:p>
      <text:p text:style-name="P44">Il “planet” 3D all’interno ha sempre un elemento tecnicamente detto “terrain”, <text:span text:style-name="T107">si tratta di un </text:span><text:span text:style-name="T109">piano</text:span><text:span text:style-name="T107"> di dimensioni arbitrarie, solido e rigido </text:span><text:span text:style-name="T108">parallelo</text:span><text:span text:style-name="T107"> </text:span><text:span text:style-name="T108">a</text:span><text:span text:style-name="T107">l pi</text:span><text:span text:style-name="T108">a</text:span><text:span text:style-name="T107">no XZ</text:span>.</text:p>
      <text:p text:style-name="P13"/>
      <text:p text:style-name="P19">MAPOD4D e MAPOD</text:p>
      <text:p text:style-name="P48">Nel multiverso MAPOD 4D ogni visitatore ha un “avatar” che lo rappresenta chiamato MAPOD che per esteso è “Multi Analisys PrObe Drone”.</text:p>
      <text:p text:style-name="P48"><text:soft-page-break/>Il termine “visitor” indica questo dispositivo quando si trova nei “planet” 3D mentre il termine “observer” indica lo stesso dispositivo nei “planet” 2D.</text:p>
      <text:p text:style-name="P21">Ogni persona reale che entra nel nostro multiverso verrà rappresentata con un proprio MAPOD. <text:span text:style-name="T72">Esso è un dispositivo </text:span><text:span text:style-name="T24">non interessato da gravità.</text:span></text:p>
      <text:p text:style-name="P48">Ne<text:span text:style-name="T111">l “mu</text:span><text:span text:style-name="T115">l</text:span><text:span text:style-name="T111">tiverse”, </text:span><text:span text:style-name="T115">ne</text:span><text:span text:style-name="T111">i “metaverse ” e </text:span><text:span text:style-name="T115">ne</text:span><text:span text:style-name="T111">i</text:span> “planet” 3D <text:s/><text:span text:style-name="T24">può muoversi sul piano XZ </text:span>e <text:span text:style-name="T24">può cambiare la propria posizione sull’asse delle Y (detta altitudine); </text:span>nei “planet” 2D può muoversi solo sul piano XZ.</text:p>
      <text:p text:style-name="P48">In tutti i “<text:span text:style-name="T73">planet</text:span>” <text:span text:style-name="T73">MAPOD può interagire in diversi modi </text:span><text:span text:style-name="T115">con </text:span><text:span text:style-name="T73">gli “object”.</text:span></text:p>
      <text:p text:style-name="P48"/>
      <text:p text:style-name="P18"><text:span text:style-name="T89">O</text:span>bject</text:p>
      <text:p text:style-name="P32"><text:span text:style-name="T50">Gli “object”</text:span><text:span text:style-name="T42"> </text:span><text:span text:style-name="T50">sono elementi con cui si può interagire </text:span><text:span text:style-name="T51">durante la visita ad un</text:span><text:span text:style-name="T50"> “planet” 3D o 2D. </text:span><text:span text:style-name="T51">Essi possono avere due o tre dimensioni, </text:span><text:span text:style-name="T46">possono avere una consistenza fisica o essere completamente attraversabili senza alcun effetto di collisione.</text:span></text:p>
      <text:p text:style-name="P49"><text:span text:style-name="T46">U</text:span><text:span text:style-name="T41">n particolare </text:span><text:span text:style-name="T53">tipo </text:span><text:span text:style-name="T41">di “object” tecnicamente detto “portal” esiste sia di tipo 3D che 2D, esso permette di teletrasportarsi</text:span><text:span text:style-name="T52"> da un “planet” all’altro.</text:span></text:p>
      <text:p text:style-name="P57"/>
      <text:p text:style-name="P20">Costruzioni ed elementi presenti nei “planet” 3D</text:p>
      <text:p text:style-name="P61">Oltre ai “terr<text:span text:style-name="T116">a</text:span>in” nei “planet” 3D possono esistere altre strutture <text:span text:style-name="T118">o elementi </text:span>che poggiano su di essi. <text:span text:style-name="T118">Le strutture che appoggiano sui “terrain” sono tecnicamente dette “building”.</text:span></text:p>
      <text:p text:style-name="P50"/>
      <text:p text:style-name="P20">Esempio di un “metaverse” antropologico</text:p>
      <text:p text:style-name="P14">Per meglio comprendere come può essere str<text:span text:style-name="T117">u</text:span>tturato un “metaverse”, possiamo prendere ad <text:span text:style-name="T112">esempio </text:span>i<text:span text:style-name="T112">l caso di una sepoltura. </text:span>I <text:span text:style-name="T112">prim</text:span>i<text:span text:style-name="T112"> “</text:span>planet<text:span text:style-name="T112">” descriveranno le singole fasi dello scavo archeologico per arrivare alla scoperta della sepoltura; poi le fasi </text:span><text:span text:style-name="T57">di </text:span><text:span text:style-name="T112">messa in luce e </text:span><text:span text:style-name="T57">del </text:span><text:span text:style-name="T112">prelievo dello scheletro; poi lo studio dello scheletro e tutte le relative analisi; poi le conclusioni e infine le informazioni didattiche per poi tornare </text:span>al primo “planet”<text:span text:style-name="T112">. </text:span><text:span text:style-name="T113">Tutti i “planet” contengono dei “po</text:span><text:span text:style-name="T117">r</text:span><text:span text:style-name="T113">tal” che permettono di teletrasportarsi e visitare il “metaverse”.</text:span></text:p>
      <text:p text:style-name="P14"><text:span text:style-name="T25">In questo esempio i dati digitali saranno costituiti dai relativi modelli </text:span><text:span text:style-name="T31">digitali </text:span><text:span text:style-name="T25">di foto</text:span><text:span text:style-name="T31">grafie</text:span><text:span text:style-name="T25">, </text:span><text:span text:style-name="T26">filmati</text:span><text:span text:style-name="T25">, fotopiani, acquisizioni 3D sul campo, mappature di campo elettromagnetico, misure di </text:span><text:span text:style-name="T122">p</text:span><text:span text:style-name="T25">H del terreno, acquisizioni 3D dello scheletro, </text:span><text:span text:style-name="T26">ra</text:span><text:span text:style-name="T32">d</text:span><text:span text:style-name="T26">iografie e TAC dello scheletro, relazione di studio della dentatura, relazione di studio dello scheletro e per la parte didattic</text:span><text:span text:style-name="T33">a</text:span><text:span text:style-name="T26"> rappresentazione tridimensionale dello scheletro.</text:span></text:p>
      <text:p text:style-name="P62">L<text:span text:style-name="T119">e</text:span> “scene” <text:span text:style-name="T119">dei “planet” 3D</text:span>, <text:span text:style-name="T119">in questo esempio, possono essere realizzate in forma di sale virtuali simili a quelle di un</text:span> museo <text:span text:style-name="T119">mentre per le parti documentali e i filmati le </text:span><text:soft-page-break/><text:span text:style-name="T119">“scene” 2D </text:span><text:span text:style-name="T123">possono essere realizzate </text:span><text:span text:style-name="T119">come il</text:span> piano di una scrivania <text:span text:style-name="T119">su cui renderli visibili</text:span>.</text:p>
      <text:p text:style-name="P16"/>
      <text:p text:style-name="P17">Note</text:p>
      <text:p text:style-name="P11">Il presente documento riporta le linee guida e l’analisi di base del progetto <text:span text:style-name="T71">MAPOD 4D</text:span><text:span text:style-name="T70"> il </text:span><text:span text:style-name="T71">Museo temporale in 4 dimensioni</text:span>.</text:p>
      <text:p text:style-name="P15"/>
      <text:p text:style-name="P7">Autore: Roberto Taglioretti</text:p>
      <text:p text:style-name="P9">Coautori: Alessandra Mazzucchi e Serenella Saccon</text:p>
      <text:p text:style-name="P7">Data: <text:span text:style-name="T124">05</text:span><text:span text:style-name="T55">/</text:span><text:span text:style-name="T124">01</text:span><text:span text:style-name="T55">/202</text:span><text:span text:style-name="T124">2</text:span></text:p>
      <text:p text:style-name="P8">Diritto di divulgazione: documento riservato</text:p>
      <text:p text:style-name="P8"/>
      <text:p text:style-name="P9">Roberto Taglioretti</text:p>
      <text:p text:style-name="P9"><text:span text:style-name="T58">C</text:span>odice fiscale: <text:span text:style-name="T59">TGL</text:span><text:span text:style-name="T70">RRT68C18B300V</text:span></text:p>
      <text:p text:style-name="P9"/>
      <text:p text:style-name="P10">Alessandra Mazzucchi</text:p>
      <text:p text:style-name="P9"><text:span text:style-name="T58">C</text:span>odice fiscale: MZZLSN76B52B300O</text:p>
      <text:p text:style-name="P9"/>
      <text:p text:style-name="P10">Serenella Saccon</text:p>
      <text:p text:style-name="P9"><text:span text:style-name="T58">C</text:span>odice fiscale:<text:span text:style-name="T70">SCCSNL73H48L682L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00ff" loext:opacity="100%" style:font-name="Comic Sans MS" fo:font-size="26pt" fo:font-weight="bold" officeooo:rsid="000994e2" officeooo:paragraph-rsid="006a7540" style:font-size-asian="26pt" style:font-weight-asian="bold" style:font-size-complex="26pt" style:font-weight-complex="bold"/>
    </style:style>
    <style:style style:name="MP2" style:family="paragraph" style:parent-style-name="Footer">
      <style:text-properties fo:color="#0000ff" loext:opacity="100%" style:font-name="Comic Sans MS" officeooo:rsid="006a9f88" officeooo:paragraph-rsid="006a9f88"/>
    </style:style>
    <style:style style:name="MT1" style:family="text">
      <style:text-properties fo:font-size="12pt" officeooo:rsid="00d5e1a2" style:font-size-asian="10.5pt" style:font-size-complex="12pt"/>
    </style:style>
    <style:style style:name="MT2" style:family="text">
      <style:text-properties officeooo:rsid="0072966c"/>
    </style:style>
    <style:style style:name="MT3" style:family="text">
      <style:text-properties officeooo:rsid="0085f9a2"/>
    </style:style>
    <style:style style:name="MT4" style:family="text">
      <style:text-properties officeooo:rsid="0087cdf9"/>
    </style:style>
    <style:style style:name="MT5" style:family="text">
      <style:text-properties officeooo:rsid="00d068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POD 4D – <text:span text:style-name="MT1">documento tecnico</text:span></text:p>
      </style:header>
      <style:footer>
        <text:p text:style-name="MP2">Pagina <text:page-number text:select-page="current">5</text:page-number><text:s/>di <text:page-count>5</text:page-count><text:s/><text:span text:style-name="MT2">versione 1.</text:span><text:span text:style-name="MT3">1</text:span><text:span text:style-name="MT2">.</text:span><text:span text:style-name="MT4">2</text:span><text:span text:style-name="MT2">.</text:span><text:span text:style-name="MT4">1</text:span><text:span text:style-name="MT5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5T22:19:07.220000000</dc:date>
    <meta:editing-duration>PT9H28M45S</meta:editing-duration>
    <meta:editing-cycles>175</meta:editing-cycles>
    <meta:generator>LibreOffice/7.2.2.2$Windows_X86_64 LibreOffice_project/02b2acce88a210515b4a5bb2e46cbfb63fe97d56</meta:generator>
    <dc:subject>descrizione progertto MAPOD4D</dc:subject>
    <dc:title>MAPOD4D</dc:title>
    <meta:document-statistic meta:table-count="0" meta:image-count="0" meta:object-count="0" meta:page-count="5" meta:paragraph-count="71" meta:word-count="1512" meta:character-count="10037" meta:non-whitespace-character-count="8589"/>
  </office:meta>
</office:document-meta>
</file>